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6C000004352FAAF74940EEAD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0.421cm" svg:height="13.376cm" draw:z-index="0"><draw:image xlink:href="Pictures/100000010000066C000004352FAAF74940EEAD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7:13:16.409966203</meta:creation-date>
    <dc:date>2023-11-01T17:15:20.037681001</dc:date>
    <meta:editing-duration>PT2M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